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729in" text:min-label-width="0.25in" text:list-level-position-and-space-mode="label-alignment">
          <style:list-level-label-alignment text:label-followed-by="listtab" fo:margin-left="1.022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729in" text:min-label-width="0.25in" text:list-level-position-and-space-mode="label-alignment">
          <style:list-level-label-alignment text:label-followed-by="listtab" fo:margin-left="1.522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729in" text:min-label-width="0.25in" text:list-level-position-and-space-mode="label-alignment">
          <style:list-level-label-alignment text:label-followed-by="listtab" fo:margin-left="2.522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729in" text:min-label-width="0.25in" text:list-level-position-and-space-mode="label-alignment">
          <style:list-level-label-alignment text:label-followed-by="listtab" fo:margin-left="3.022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729in" text:min-label-width="0.25in" text:list-level-position-and-space-mode="label-alignment">
          <style:list-level-label-alignment text:label-followed-by="listtab" fo:margin-left="3.522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729in" text:min-label-width="0.25in" text:list-level-position-and-space-mode="label-alignment">
          <style:list-level-label-alignment text:label-followed-by="listtab" fo:margin-left="4.522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729in" text:min-label-width="0.25in" text:list-level-position-and-space-mode="label-alignment">
          <style:list-level-label-alignment text:label-followed-by="listtab" fo:margin-left="5.0229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Normal" style:family="paragraph">
      <style:paragraph-properties fo:margin-left="0.25in">
        <style:tab-stops/>
      </style:paragraph-properties>
    </style:style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ListParagraph" style:list-style-name="LFO1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ListParagraph" style:list-style-name="LFO1" style:family="paragraph"/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ListParagraph" style:list-style-name="LFO1" style:family="paragraph"/>
    <style:style style:name="P11" style:parent-style-name="Normal" style:family="paragraph">
      <style:paragraph-properties fo:margin-left="0.75in">
        <style:tab-stops/>
      </style:paragraph-properties>
    </style:style>
    <style:style style:name="P12" style:parent-style-name="ListParagraph" style:list-style-name="LFO5" style:family="paragraph"/>
    <style:style style:name="P13" style:parent-style-name="Normal" style:family="paragraph">
      <style:paragraph-properties fo:margin-left="0.5229in">
        <style:tab-stops/>
      </style:paragraph-properties>
    </style:style>
    <style:style style:name="P14" style:parent-style-name="ListParagraph" style:list-style-name="LFO5" style:family="paragraph"/>
    <style:style style:name="P15" style:parent-style-name="ListParagraph" style:family="paragraph">
      <style:paragraph-properties fo:margin-left="1.0229in">
        <style:tab-stops/>
      </style:paragraph-properties>
    </style:style>
    <style:style style:name="P16" style:parent-style-name="ListParagraph" style:list-style-name="LFO5" style:family="paragraph"/>
    <style:style style:name="P17" style:parent-style-name="ListParagraph" style:list-style-name="LFO5" style:family="paragraph"/>
    <style:style style:name="P18" style:parent-style-name="ListParagraph" style:list-style-name="LFO5" style:family="paragraph"/>
    <style:style style:name="P19" style:parent-style-name="ListParagraph" style:family="paragraph">
      <style:paragraph-properties fo:margin-left="1.0229in">
        <style:tab-stops/>
      </style:paragraph-properties>
    </style:style>
    <style:style style:name="P20" style:parent-style-name="ListParagraph" style:list-style-name="LFO5" style:family="paragraph"/>
    <style:style style:name="P21" style:parent-style-name="ListParagraph" style:list-style-name="LFO5" style:family="paragraph"/>
    <style:style style:name="P22" style:parent-style-name="ListParagraph" style:family="paragraph">
      <style:paragraph-properties fo:margin-left="1.0229in">
        <style:tab-stops/>
      </style:paragraph-properties>
    </style:style>
    <style:style style:name="P23" style:parent-style-name="ListParagraph" style:list-style-name="LFO5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Normal" style:family="paragraph">
      <style:paragraph-properties fo:margin-left="0.7729in">
        <style:tab-stops/>
      </style:paragraph-properties>
    </style:style>
    <style:style style:name="P27" style:parent-style-name="ListParagraph" style:family="paragraph">
      <style:paragraph-properties fo:margin-left="1.0229in">
        <style:tab-stops/>
      </style:paragraph-properties>
    </style:style>
    <style:style style:name="P28" style:parent-style-name="ListParagraph" style:family="paragraph">
      <style:paragraph-properties fo:margin-left="1in">
        <style:tab-stops/>
      </style:paragraph-properties>
    </style:style>
    <style:style style:name="P29" style:parent-style-name="ListParagraph" style:family="paragraph">
      <style:paragraph-properties fo:margin-left="1in">
        <style:tab-stops/>
      </style:paragraph-properties>
    </style:style>
    <style:style style:name="P30" style:parent-style-name="ListParagraph" style:family="paragraph">
      <style:paragraph-properties fo:margin-left="1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What is<text:s/>RDBMS ?<text:s/></text:p>
        </text:list-item>
      </text:list>
      <text:p text:style-name="P2">Ans.<text:s/>A Relational data<text:s/>base manegement system (RDBMS)<text:s/>is<text:s/>a</text:p>
      <text:p text:style-name="P3"><text:s text:c="9"/>Database<text:s/><text:s/>management system<text:s/><text:s/>(DBMS)<text:s text:c="2"/>that<text:s/>is<text:s/>based on<text:s/></text:p>
      <text:p text:style-name="P4"><text:s text:c="9"/>The<text:s/>relational model as introduced by E. F.<text:s/>Codd.<text:s/></text:p>
      <text:list text:style-name="LFO1" text:continue-numbering="true">
        <text:list-item>
          <text:p text:style-name="P5">What is SQL?</text:p>
        </text:list-item>
      </text:list>
      <text:p text:style-name="P6">Ans.<text:s/>Structured Query Language<text:s/>(SQL)<text:s/>is the standard language</text:p>
      <text:p text:style-name="P7"><text:s text:c="10"/>For Relation Database System.<text:s/></text:p>
      <text:list text:style-name="LFO1" text:continue-numbering="true">
        <text:list-item>
          <text:p text:style-name="P8">Write SQL commands.<text:s/></text:p>
        </text:list-item>
      </text:list>
      <text:p text:style-name="P9">Ans.<text:s/><text:s/>1) DDL :-<text:s/>data definition language<text:s/></text:p>
      <text:list text:style-name="LFO1" text:continue-numbering="true">
        <text:list-item>
          <text:list>
            <text:list-item>
              <text:p text:style-name="P10">CREATE<text:s/>:<text:s/><text:s/>Creates a new table, a view of a table, or other</text:p>
            </text:list-item>
          </text:list>
        </text:list-item>
      </text:list>
      <text:p text:style-name="P11"><text:s text:c="19"/><text:s/>Object in<text:s/>database<text:s/></text:p>
      <text:list text:style-name="LFO5" text:continue-numbering="true">
        <text:list-item>
          <text:p text:style-name="P12">ALTER :<text:s/>Modifies an existing database object,<text:s/>such as a<text:s/></text:p>
        </text:list-item>
      </text:list>
      <text:p text:style-name="P13"><text:s text:c="23"/>Table.<text:s/></text:p>
      <text:list text:style-name="LFO5" text:continue-numbering="true">
        <text:list-item>
          <text:p text:style-name="P14">DROP:<text:s/><text:s/>Deletes an entire table<text:s/></text:p>
        </text:list-item>
      </text:list>
      <text:p text:style-name="P15">2)<text:s/>DML : data manipulation language</text:p>
      <text:list text:style-name="LFO5" text:continue-numbering="true">
        <text:list-item>
          <text:p text:style-name="P16">INSERT<text:s/>:<text:s/>Creates a records<text:s/></text:p>
        </text:list-item>
        <text:list-item>
          <text:p text:style-name="P17">UPDATE :<text:s/>modifies<text:s/>records</text:p>
        </text:list-item>
        <text:list-item>
          <text:p text:style-name="P18">DELETE :<text:s/>deletes records<text:s/></text:p>
        </text:list-item>
      </text:list>
      <text:p text:style-name="P19">3)<text:s/>DCL : DATA CONTROL LANGUAGE<text:s/></text:p>
      <text:list text:style-name="LFO5" text:continue-numbering="true">
        <text:list-item>
          <text:p text:style-name="P20">GRANT<text:s/></text:p>
        </text:list-item>
        <text:list-item>
          <text:p text:style-name="P21">REVOKE<text:s/></text:p>
        </text:list-item>
      </text:list>
      <text:p text:style-name="P22">4)<text:s/>DQL : DATA QUERY<text:s/>LANGUAGE</text:p>
      <text:list text:style-name="LFO5" text:continue-numbering="true">
        <text:list-item>
          <text:p text:style-name="P23">SELECT<text:s/><text:s/><text:s text:c="4"/></text:p>
        </text:list-item>
      </text:list>
      <text:list text:style-name="LFO1" text:continue-numbering="true">
        <text:list-item>
          <text:p text:style-name="P24">What is join ? <text:s/></text:p>
        </text:list-item>
      </text:list>
      <text:p text:style-name="ListParagraph">Ans :<text:s/><text:s/>join is kind of<text:s/>SQL<text:s/>feature by which we can<text:s/>combine<text:s text:c="2"/>two or more table to get the relative<text:s/>result.</text:p>
      <text:p text:style-name="ListParagraph"/>
      <text:list text:style-name="LFO1" text:continue-numbering="true">
        <text:list-item>
          <text:p text:style-name="P25">Write<text:s/>type<text:s/>of joins?<text:s/></text:p>
        </text:list-item>
      </text:list>
      <text:p text:style-name="ListParagraph">Ans<text:s/>:-<text:s/>1) inner join</text:p>
      <text:p text:style-name="ListParagraph"><text:s text:c="12"/>2)<text:s/>left join</text:p>
      <text:p text:style-name="ListParagraph"><text:s text:c="12"/>3) right join</text:p>
      <text:p text:style-name="ListParagraph"><text:s text:c="12"/>4) Full join<text:s/></text:p>
      <text:p text:style-name="ListParagraph">6. How Many constraint and describes it self<text:s/></text:p>
      <text:p text:style-name="ListParagraph"><text:s/>Ans.<text:s text:c="4"/>1) primary<text:s/>key<text:s/></text:p>
      <text:p text:style-name="ListParagraph"><text:s text:c="6"/><text:s text:c="7"/>2) foreign key<text:s/></text:p>
      <text:p text:style-name="ListParagraph"><text:s text:c="6"/><text:s text:c="7"/>3)<text:s/>unique key<text:s/></text:p>
      <text:p text:style-name="ListParagraph"><text:s text:c="5"/><text:s text:c="6"/><text:s/>4) not null</text:p>
      <text:p text:style-name="ListParagraph">7. Difference between RDBMS vs DBMS<text:s/><text:s/></text:p>
      <text:p text:style-name="ListParagraph"><text:s/>Ans. <text:s/>RDBMS is reletional data base system and<text:s/>DBMS<text:s/>is data base manegement<text:s/>system<text:s/></text:p>
      <text:p text:style-name="ListParagraph"/>
      <text:p text:style-name="ListParagraph">8. What is API testing?<text:s/></text:p>
      <text:p text:style-name="ListParagraph">Ans.<text:s/>Application Programming Interface (API) is a software interface that allows two applications to interact with each other without any user intervention.<text:s/></text:p>
      <text:p text:style-name="ListParagraph"/>
      <text:p text:style-name="ListParagraph">9. Types of API Testing<text:s/></text:p>
      <text:p text:style-name="ListParagraph">Ans.<text:s/><text:s/>1) open APIs</text:p>
      <text:p text:style-name="ListParagraph"><text:s text:c="10"/>2)<text:s/>Partner APIs<text:s/></text:p>
      <text:p text:style-name="ListParagraph"><text:s text:c="10"/>3)<text:s/>Internal APIs<text:s/><text:s/></text:p>
      <text:p text:style-name="ListParagraph"/>
      <text:p text:style-name="ListParagraph">10.<text:s/>What is Responsive Testing?<text:s/></text:p>
      <text:p text:style-name="ListParagraph">Ans. <text:s/>In responsive testing we are<text:s/>testing<text:s/>application to create flexible<text:s/>web<text:s/>pages that can be exisible on any kind of device<text:s/>starting from mobile phone to smart tv.<text:s/></text:p>
      <text:p text:style-name="ListParagraph"/>
      <text:p text:style-name="ListParagraph">11. Which types of tools are available for Responsive Testing<text:s/>?<text:s/></text:p>
      <text:p text:style-name="ListParagraph"><text:s/>Ans.<text:s/>1) browse stack</text:p>
      <text:p text:style-name="ListParagraph"><text:s text:c="10"/>2)<text:s/>LT Browser<text:s/></text:p>
      <text:p text:style-name="ListParagraph"><text:s text:c="10"/>3)<text:s/>Lembda Testing<text:s/></text:p>
      <text:p text:style-name="ListParagraph"><text:s text:c="10"/>4)<text:s/>Google Resizer<text:s/></text:p>
      <text:p text:style-name="ListParagraph"><text:s text:c="10"/>5)<text:s/>I am responsive</text:p>
      <text:p text:style-name="ListParagraph"><text:s text:c="10"/>6)<text:s/>Pixel tuner<text:s/></text:p>
      <text:p text:style-name="ListParagraph">12. What is the full form of .ipa, .apk<text:s/>?<text:s/></text:p>
      <text:p text:style-name="ListParagraph"><text:s/>Ans. .ipa :-<text:s/>iOS package App Store<text:s/></text:p>
      <text:p text:style-name="ListParagraph"><text:s text:c="10"/>.apk :-<text:s/>Android Application Package<text:s/></text:p>
      <text:p text:style-name="ListParagraph"/>
      <text:p text:style-name="ListParagraph">13. How to create step for to open the developer option mode ON?<text:s/></text:p>
      <text:p text:style-name="ListParagraph">Ans.<text:s/>Step<text:s/>:-<text:s/>1)<text:s/>go to setting<text:s/>&gt;<text:s/>about phone<text:s/></text:p>
      <text:p text:style-name="ListParagraph"><text:s text:c="21"/>2) scroll down<text:s/>to build<text:s/>number</text:p>
      <text:p text:style-name="ListParagraph"><text:s text:c="21"/>3)<text:s/>touch on developer<text:s/>opinion<text:s/></text:p>
      <text:p text:style-name="ListParagraph"><text:s text:c="21"/>4)<text:s/>touch on<text:s/>USB debugging</text:p>
      <text:p text:style-name="ListParagraph"><text:s text:c="21"/>5)<text:s/>Allow<text:s/>USB debugging<text:s/></text:p>
      <text:p text:style-name="ListParagraph"/>
      <text:p text:style-name="ListParagraph"/>
      <text:p text:style-name="ListParagraph"/>
      <text:p text:style-name="ListParagraph"/>
      <text:p text:style-name="ListParagraph"><text:s/></text:p>
      <text:p text:style-name="P26"/>
      <text:p text:style-name="P27"/>
      <text:p text:style-name="P28"/>
      <text:p text:style-name="Normal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style:font-name-asian="Yu Mincho" style:font-name-complex="Ari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729in" text:min-label-width="0.25in" text:list-level-position-and-space-mode="label-alignment">
          <style:list-level-label-alignment text:label-followed-by="listtab" fo:margin-left="1.022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729in" text:min-label-width="0.25in" text:list-level-position-and-space-mode="label-alignment">
          <style:list-level-label-alignment text:label-followed-by="listtab" fo:margin-left="1.522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729in" text:min-label-width="0.25in" text:list-level-position-and-space-mode="label-alignment">
          <style:list-level-label-alignment text:label-followed-by="listtab" fo:margin-left="2.522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729in" text:min-label-width="0.25in" text:list-level-position-and-space-mode="label-alignment">
          <style:list-level-label-alignment text:label-followed-by="listtab" fo:margin-left="3.022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729in" text:min-label-width="0.25in" text:list-level-position-and-space-mode="label-alignment">
          <style:list-level-label-alignment text:label-followed-by="listtab" fo:margin-left="3.522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729in" text:min-label-width="0.25in" text:list-level-position-and-space-mode="label-alignment">
          <style:list-level-label-alignment text:label-followed-by="listtab" fo:margin-left="4.522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729in" text:min-label-width="0.25in" text:list-level-position-and-space-mode="label-alignment">
          <style:list-level-label-alignment text:label-followed-by="listtab" fo:margin-left="5.02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17990855693</meta:initial-creator>
    <dc:creator>917990855693</dc:creator>
    <meta:creation-date>2023-08-10T06:34:00Z</meta:creation-date>
    <dc:date>2023-08-10T06:34:00Z</dc:date>
    <meta:template xlink:href="Normal.dotm" xlink:type="simple"/>
    <meta:editing-cycles>166</meta:editing-cycles>
    <meta:editing-duration>PT9420S</meta:editing-duration>
    <meta:document-statistic meta:page-count="1" meta:paragraph-count="4" meta:word-count="370" meta:character-count="2478" meta:row-count="17" meta:non-whitespace-character-count="2112"/>
  </office:meta>
</office:document-meta>
</file>